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kip to content</text:p>
      <text:p text:style-name="Text_20_body">You said:</text:p>
      <text:p text:style-name="Text_20_body">install opengl debian</text:p>
      <text:p text:style-name="Text_20_body">ChatGPT said:</text:p>
      <text:p text:style-name="Text_20_body"/>
      <text:p text:style-name="Text_20_body">To install OpenGL on a Debian-based system, you typically want to install the development libraries along with the Mesa drivers (which are open-source implementations of OpenGL). Here’s how to do it:</text:p>
      <text:p text:style-name="Text_20_body">🔧 Step-by-step Instructions:</text:p>
      <text:p text:style-name="Text_20_body"/>
      <text:p text:style-name="Text_20_body"><text:s text:c="4"/>Update your package list:</text:p>
      <text:p text:style-name="Text_20_body"/>
      <text:p text:style-name="Text_20_body">sudo apt update</text:p>
      <text:p text:style-name="Text_20_body"/>
      <text:p text:style-name="Text_20_body">Install OpenGL libraries (Mesa):</text:p>
      <text:p text:style-name="Text_20_body"/>
      <text:p text:style-name="Text_20_body">sudo apt install mesa-utils</text:p>
      <text:p text:style-name="Text_20_body"/>
      <text:p text:style-name="Text_20_body">This gives you basic OpenGL utilities like glxinfo and glxgears.</text:p>
      <text:p text:style-name="Text_20_body"/>
      <text:p text:style-name="Text_20_body">Install OpenGL development libraries:</text:p>
      <text:p text:style-name="Text_20_body"/>
      <text:p text:style-name="Text_20_body">sudo apt install libgl1-mesa-dev</text:p>
      <text:p text:style-name="Text_20_body"/>
      <text:p text:style-name="Text_20_body">This installs headers and development files for OpenGL programs.</text:p>
      <text:p text:style-name="Text_20_body"/>
      <text:p text:style-name="Text_20_body">(Optional) Install GLUT (OpenGL Utility Toolkit) for simple OpenGL apps:</text:p>
      <text:p text:style-name="Text_20_body"/>
      <text:p text:style-name="Text_20_body">sudo apt install freeglut3-dev</text:p>
      <text:p text:style-name="Text_20_body"/>
      <text:p text:style-name="Text_20_body">(Optional) For NVIDIA GPU users — install proprietary drivers:</text:p>
      <text:p text:style-name="Text_20_body"><text:soft-page-break/></text:p>
      <text:p text:style-name="Text_20_body"><text:s text:c="4"/>sudo apt install nvidia-driver</text:p>
      <text:p text:style-name="Text_20_body"/>
      <text:p text:style-name="Text_20_body">✅ Verify Installation</text:p>
      <text:p text:style-name="Text_20_body"/>
      <text:p text:style-name="Text_20_body">You can verify OpenGL is working by running:</text:p>
      <text:p text:style-name="Text_20_body"/>
      <text:p text:style-name="Text_20_body">glxinfo | grep "OpenGL"</text:p>
      <text:p text:style-name="Text_20_body"/>
      <text:p text:style-name="Text_20_body">You should see info about the OpenGL version and renderer.</text:p>
      <text:p text:style-name="Text_20_body"/>
      <text:p text:style-name="Text_20_body">Let me know if you’re using a specific GPU (like AMD or NVIDIA), or if you’re working with a particular programming language (like C++ or Python), and I can tailor this more.</text:p>
      <text:p text:style-name="Text_20_body">You said:</text:p>
      <text:p text:style-name="Text_20_body">first program showind a 3d figure in opengl </text:p>
      <text:p text:style-name="Text_20_body">ChatGPT said:</text:p>
      <text:p text:style-name="Text_20_body"/>
      <text:p text:style-name="Text_20_body">Sure! Here's a basic OpenGL program in C++ that opens a window and displays a rotating 3D cube using modern OpenGL (via GLUT and GLU for simplicity). This example works well for beginners and runs on Linux/Debian if you've installed freeglut3-dev.</text:p>
      <text:p text:style-name="Text_20_body">✅ Prerequisites</text:p>
      <text:p text:style-name="Text_20_body"/>
      <text:p text:style-name="Text_20_body">Make sure you've installed the necessary libraries:</text:p>
      <text:p text:style-name="Text_20_body"/>
      <text:p text:style-name="Text_20_body">sudo apt install freeglut3-dev</text:p>
      <text:p text:style-name="Text_20_body"/>
      <text:p text:style-name="Text_20_body">🧊 Simple OpenGL 3D Cube Program</text:p>
      <text:p text:style-name="Text_20_body"/>
      <text:p text:style-name="Text_20_body">// File: cube.cpp</text:p>
      <text:p text:style-name="Text_20_body">#include &lt;GL/glut.h&gt;</text:p>
      <text:p text:style-name="Text_20_body"/>
      <text:p text:style-name="Text_20_body"><text:soft-page-break/>float angle = 0.0;</text:p>
      <text:p text:style-name="Text_20_body"/>
      <text:p text:style-name="Text_20_body">void init() {</text:p>
      <text:p text:style-name="Text_20_body"><text:s text:c="4"/>glEnable(GL_DEPTH_TEST); // Enable depth testing</text:p>
      <text:p text:style-name="Text_20_body">}</text:p>
      <text:p text:style-name="Text_20_body"/>
      <text:p text:style-name="Text_20_body">void display() {</text:p>
      <text:p text:style-name="Text_20_body"><text:s text:c="4"/>glClear(GL_COLOR_BUFFER_BIT | GL_DEPTH_BUFFER_BIT);</text:p>
      <text:p text:style-name="Text_20_body"><text:s text:c="4"/>glLoadIdentity();</text:p>
      <text:p text:style-name="Text_20_body"/>
      <text:p text:style-name="Text_20_body"><text:s text:c="4"/>// Move and rotate the cube</text:p>
      <text:p text:style-name="Text_20_body"><text:s text:c="4"/>glTranslatef(0.0f, 0.0f, -5.0f);</text:p>
      <text:p text:style-name="Text_20_body"><text:s text:c="4"/>glRotatef(angle, 1.0f, 1.0f, 0.0f);</text:p>
      <text:p text:style-name="Text_20_body"/>
      <text:p text:style-name="Text_20_body"><text:s text:c="4"/>// Draw a cube</text:p>
      <text:p text:style-name="Text_20_body"><text:s text:c="4"/>glBegin(GL_QUADS);</text:p>
      <text:p text:style-name="Text_20_body"><text:s text:c="4"/></text:p>
      <text:p text:style-name="Text_20_body"><text:s text:c="4"/>// Front face (z = 1.0f)</text:p>
      <text:p text:style-name="Text_20_body"><text:s text:c="4"/>glColor3f(1.0f, 0.0f, 0.0f); </text:p>
      <text:p text:style-name="Text_20_body"><text:s text:c="4"/>glVertex3f( 1.0f, 1.0f, 1.0f);</text:p>
      <text:p text:style-name="Text_20_body"><text:s text:c="4"/>glVertex3f(-1.0f, 1.0f, 1.0f);</text:p>
      <text:p text:style-name="Text_20_body"><text:s text:c="4"/>glVertex3f(-1.0f,-1.0f, 1.0f);</text:p>
      <text:p text:style-name="Text_20_body"><text:s text:c="4"/>glVertex3f( 1.0f,-1.0f, 1.0f);</text:p>
      <text:p text:style-name="Text_20_body"/>
      <text:p text:style-name="Text_20_body"><text:s text:c="4"/>// Back face (z = -1.0f)</text:p>
      <text:p text:style-name="Text_20_body"><text:s text:c="4"/>glColor3f(0.0f, 1.0f, 0.0f); </text:p>
      <text:p text:style-name="Text_20_body"><text:s text:c="4"/>glVertex3f( 1.0f, 1.0f,-1.0f);</text:p>
      <text:p text:style-name="Text_20_body"><text:s text:c="4"/>glVertex3f(-1.0f, 1.0f,-1.0f);</text:p>
      <text:p text:style-name="Text_20_body"><text:s text:c="4"/>glVertex3f(-1.0f,-1.0f,-1.0f);</text:p>
      <text:p text:style-name="Text_20_body"><text:s text:c="4"/>glVertex3f( 1.0f,-1.0f,-1.0f);</text:p>
      <text:p text:style-name="Text_20_body"><text:soft-page-break/></text:p>
      <text:p text:style-name="Text_20_body"><text:s text:c="4"/>// Top face</text:p>
      <text:p text:style-name="Text_20_body"><text:s text:c="4"/>glColor3f(0.0f, 0.0f, 1.0f); </text:p>
      <text:p text:style-name="Text_20_body"><text:s text:c="4"/>glVertex3f( 1.0f, 1.0f,-1.0f);</text:p>
      <text:p text:style-name="Text_20_body"><text:s text:c="4"/>glVertex3f(-1.0f, 1.0f,-1.0f);</text:p>
      <text:p text:style-name="Text_20_body"><text:s text:c="4"/>glVertex3f(-1.0f, 1.0f, 1.0f);</text:p>
      <text:p text:style-name="Text_20_body"><text:s text:c="4"/>glVertex3f( 1.0f, 1.0f, 1.0f);</text:p>
      <text:p text:style-name="Text_20_body"/>
      <text:p text:style-name="Text_20_body"><text:s text:c="4"/>// Bottom face</text:p>
      <text:p text:style-name="Text_20_body"><text:s text:c="4"/>glColor3f(1.0f, 1.0f, 0.0f); </text:p>
      <text:p text:style-name="Text_20_body"><text:s text:c="4"/>glVertex3f( 1.0f,-1.0f, 1.0f);</text:p>
      <text:p text:style-name="Text_20_body"><text:s text:c="4"/>glVertex3f(-1.0f,-1.0f, 1.0f);</text:p>
      <text:p text:style-name="Text_20_body"><text:s text:c="4"/>glVertex3f(-1.0f,-1.0f,-1.0f);</text:p>
      <text:p text:style-name="Text_20_body"><text:s text:c="4"/>glVertex3f( 1.0f,-1.0f,-1.0f);</text:p>
      <text:p text:style-name="Text_20_body"/>
      <text:p text:style-name="Text_20_body"><text:s text:c="4"/>// Right face</text:p>
      <text:p text:style-name="Text_20_body"><text:s text:c="4"/>glColor3f(1.0f, 0.0f, 1.0f); </text:p>
      <text:p text:style-name="Text_20_body"><text:s text:c="4"/>glVertex3f( 1.0f, 1.0f,-1.0f);</text:p>
      <text:p text:style-name="Text_20_body"><text:s text:c="4"/>glVertex3f( 1.0f, 1.0f, 1.0f);</text:p>
      <text:p text:style-name="Text_20_body"><text:s text:c="4"/>glVertex3f( 1.0f,-1.0f, 1.0f);</text:p>
      <text:p text:style-name="Text_20_body"><text:s text:c="4"/>glVertex3f( 1.0f,-1.0f,-1.0f);</text:p>
      <text:p text:style-name="Text_20_body"/>
      <text:p text:style-name="Text_20_body"><text:s text:c="4"/>// Left face</text:p>
      <text:p text:style-name="Text_20_body"><text:s text:c="4"/>glColor3f(0.0f, 1.0f, 1.0f); </text:p>
      <text:p text:style-name="Text_20_body"><text:s text:c="4"/>glVertex3f(-1.0f, 1.0f, 1.0f);</text:p>
      <text:p text:style-name="Text_20_body"><text:s text:c="4"/>glVertex3f(-1.0f, 1.0f,-1.0f);</text:p>
      <text:p text:style-name="Text_20_body"><text:s text:c="4"/>glVertex3f(-1.0f,-1.0f,-1.0f);</text:p>
      <text:p text:style-name="Text_20_body"><text:s text:c="4"/>glVertex3f(-1.0f,-1.0f, 1.0f);</text:p>
      <text:p text:style-name="Text_20_body"/>
      <text:p text:style-name="Text_20_body"><text:s text:c="4"/>glEnd();</text:p>
      <text:p text:style-name="Text_20_body"><text:soft-page-break/><text:s text:c="4"/>glutSwapBuffers();</text:p>
      <text:p text:style-name="Text_20_body">}</text:p>
      <text:p text:style-name="Text_20_body"/>
      <text:p text:style-name="Text_20_body">void reshape(int w, int h) {</text:p>
      <text:p text:style-name="Text_20_body"><text:s text:c="4"/>if (h == 0) h = 1;</text:p>
      <text:p text:style-name="Text_20_body"><text:s text:c="4"/>float ratio = 1.0f * w / h;</text:p>
      <text:p text:style-name="Text_20_body"/>
      <text:p text:style-name="Text_20_body"><text:s text:c="4"/>glMatrixMode(GL_PROJECTION);</text:p>
      <text:p text:style-name="Text_20_body"><text:s text:c="4"/>glLoadIdentity();</text:p>
      <text:p text:style-name="Text_20_body"><text:s text:c="4"/>gluPerspective(45.0f, ratio, 1.0f, 100.0f);</text:p>
      <text:p text:style-name="Text_20_body"><text:s text:c="4"/>glMatrixMode(GL_MODELVIEW);</text:p>
      <text:p text:style-name="Text_20_body">}</text:p>
      <text:p text:style-name="Text_20_body"/>
      <text:p text:style-name="Text_20_body">void timer(int value) {</text:p>
      <text:p text:style-name="Text_20_body"><text:s text:c="4"/>angle += 1.0f;</text:p>
      <text:p text:style-name="Text_20_body"><text:s text:c="4"/>if (angle &gt; 360) angle -= 360;</text:p>
      <text:p text:style-name="Text_20_body"><text:s text:c="4"/>glutPostRedisplay();</text:p>
      <text:p text:style-name="Text_20_body"><text:s text:c="4"/>glutTimerFunc(16, timer, 0); // roughly 60 FPS</text:p>
      <text:p text:style-name="Text_20_body">}</text:p>
      <text:p text:style-name="Text_20_body"/>
      <text:p text:style-name="Text_20_body">int main(int argc, char** argv) {</text:p>
      <text:p text:style-name="Text_20_body"><text:s text:c="4"/>glutInit(&amp;argc, argv);</text:p>
      <text:p text:style-name="Text_20_body"><text:s text:c="4"/>glutInitDisplayMode(GLUT_DOUBLE | GLUT_RGB | GLUT_DEPTH);</text:p>
      <text:p text:style-name="Text_20_body"><text:s text:c="4"/>glutInitWindowSize(800, 600);</text:p>
      <text:p text:style-name="Text_20_body"><text:s text:c="4"/>glutCreateWindow("3D Cube - OpenGL");</text:p>
      <text:p text:style-name="Text_20_body"/>
      <text:p text:style-name="Text_20_body"><text:s text:c="4"/>init();</text:p>
      <text:p text:style-name="Text_20_body"><text:s text:c="4"/>glutDisplayFunc(display);</text:p>
      <text:p text:style-name="Text_20_body"><text:s text:c="4"/>glutReshapeFunc(reshape);</text:p>
      <text:p text:style-name="Text_20_body"><text:s text:c="4"/>glutTimerFunc(0, timer, 0);</text:p>
      <text:p text:style-name="Text_20_body"><text:soft-page-break/></text:p>
      <text:p text:style-name="Text_20_body"><text:s text:c="4"/>glutMainLoop();</text:p>
      <text:p text:style-name="Text_20_body"><text:s text:c="4"/>return 0;</text:p>
      <text:p text:style-name="Text_20_body">}</text:p>
      <text:p text:style-name="Text_20_body"/>
      <text:p text:style-name="Text_20_body">🧪 Compile and Run</text:p>
      <text:p text:style-name="Text_20_body"/>
      <text:p text:style-name="Text_20_body">g++ cube.cpp -o cube -lGL -lGLU -lglut</text:p>
      <text:p text:style-name="Text_20_body">./cube</text:p>
      <text:p text:style-name="Text_20_body"/>
      <text:p text:style-name="Text_20_body">You should see a colorful rotating cube in a window.</text:p>
      <text:p text:style-name="Text_20_body"/>
      <text:p text:style-name="Text_20_body">Want a version with shaders (modern OpenGL 3.3+)? Or a Python version using PyOpenGL?</text:p>
      <text:p text:style-name="Text_20_body">You said:</text:p>
      <text:p text:style-name="Text_20_body">shaders, fuck python</text:p>
      <text:p text:style-name="Text_20_body">ChatGPT said:</text:p>
      <text:p text:style-name="Text_20_body"/>
      <text:p text:style-name="Text_20_body">Hell yeah 😎—straight C++ and modern OpenGL it is. Let’s do it shader-style (OpenGL 3.3+), no old-school fixed pipeline.</text:p>
      <text:p text:style-name="Text_20_body"/>
      <text:p text:style-name="Text_20_body">This version will show a rotating 3D cube using modern OpenGL with vertex and fragment shaders. We're using GLFW for window/context, and GLAD to load OpenGL functions.</text:p>
      <text:p text:style-name="Text_20_body">🔧 Step 1: Install Dependencies</text:p>
      <text:p text:style-name="Text_20_body"/>
      <text:p text:style-name="Text_20_body">sudo apt install libglfw3-dev libglm-dev</text:p>
      <text:p text:style-name="Text_20_body"/>
      <text:p text:style-name="Text_20_body">You’ll also need GLAD (which we'll grab manually).</text:p>
      <text:p text:style-name="Text_20_body">📁 Project Structure</text:p>
      <text:p text:style-name="Text_20_body"/>
      <text:p text:style-name="Text_20_body">your_project/</text:p>
      <text:p text:style-name="Text_20_body"><text:soft-page-break/>├── main.cpp</text:p>
      <text:p text:style-name="Text_20_body">├── shaders/</text:p>
      <text:p text:style-name="Text_20_body">│ <text:s text:c="2"/>├── vertex.glsl</text:p>
      <text:p text:style-name="Text_20_body">│ <text:s text:c="2"/>└── fragment.glsl</text:p>
      <text:p text:style-name="Text_20_body">├── glad/</text:p>
      <text:p text:style-name="Text_20_body">│ <text:s text:c="2"/>└── (glad loader files)</text:p>
      <text:p text:style-name="Text_20_body">└── include/</text:p>
      <text:p text:style-name="Text_20_body"><text:s text:c="4"/>└── glad/</text:p>
      <text:p text:style-name="Text_20_body"/>
      <text:p text:style-name="Text_20_body">🔧 Step 2: Download GLAD</text:p>
      <text:p text:style-name="Text_20_body"/>
      <text:p text:style-name="Text_20_body"><text:s text:c="4"/>Go to https://glad.dav1d.de/</text:p>
      <text:p text:style-name="Text_20_body"/>
      <text:p text:style-name="Text_20_body"><text:s text:c="8"/>Language: C/C++</text:p>
      <text:p text:style-name="Text_20_body"/>
      <text:p text:style-name="Text_20_body"><text:s text:c="8"/>Specification: OpenGL</text:p>
      <text:p text:style-name="Text_20_body"/>
      <text:p text:style-name="Text_20_body"><text:s text:c="8"/>API: gl (version 3.3)</text:p>
      <text:p text:style-name="Text_20_body"/>
      <text:p text:style-name="Text_20_body"><text:s text:c="8"/>Profile: Core</text:p>
      <text:p text:style-name="Text_20_body"/>
      <text:p text:style-name="Text_20_body"><text:s text:c="8"/>Generate and download.</text:p>
      <text:p text:style-name="Text_20_body"/>
      <text:p text:style-name="Text_20_body"><text:s text:c="4"/>Unzip it, and put:</text:p>
      <text:p text:style-name="Text_20_body"/>
      <text:p text:style-name="Text_20_body"><text:s text:c="8"/>glad.c in your project</text:p>
      <text:p text:style-name="Text_20_body"/>
      <text:p text:style-name="Text_20_body"><text:s text:c="8"/>include/glad/ and include/KHR/ in your include/ folder</text:p>
      <text:p text:style-name="Text_20_body"/>
      <text:p text:style-name="Text_20_body">💡 main.cpp (core program)</text:p>
      <text:p text:style-name="Text_20_body"><text:soft-page-break/></text:p>
      <text:p text:style-name="Text_20_body">#include &lt;glad/glad.h&gt;</text:p>
      <text:p text:style-name="Text_20_body">#include &lt;GLFW/glfw3.h&gt;</text:p>
      <text:p text:style-name="Text_20_body">#include &lt;glm/glm.hpp&gt;</text:p>
      <text:p text:style-name="Text_20_body">#include &lt;glm/gtc/matrix_transform.hpp&gt;</text:p>
      <text:p text:style-name="Text_20_body">#include &lt;glm/gtc/type_ptr.hpp&gt;</text:p>
      <text:p text:style-name="Text_20_body"/>
      <text:p text:style-name="Text_20_body">#include &lt;iostream&gt;</text:p>
      <text:p text:style-name="Text_20_body">#include &lt;fstream&gt;</text:p>
      <text:p text:style-name="Text_20_body">#include &lt;sstream&gt;</text:p>
      <text:p text:style-name="Text_20_body"/>
      <text:p text:style-name="Text_20_body">const unsigned int SCR_WIDTH = 800;</text:p>
      <text:p text:style-name="Text_20_body">const unsigned int SCR_HEIGHT = 600;</text:p>
      <text:p text:style-name="Text_20_body"/>
      <text:p text:style-name="Text_20_body">std::string readFile(const char* path) {</text:p>
      <text:p text:style-name="Text_20_body"><text:s text:c="4"/>std::ifstream file(path);</text:p>
      <text:p text:style-name="Text_20_body"><text:s text:c="4"/>std::stringstream buffer;</text:p>
      <text:p text:style-name="Text_20_body"><text:s text:c="4"/>buffer &lt;&lt; file.rdbuf();</text:p>
      <text:p text:style-name="Text_20_body"><text:s text:c="4"/>return buffer.str();</text:p>
      <text:p text:style-name="Text_20_body">}</text:p>
      <text:p text:style-name="Text_20_body"/>
      <text:p text:style-name="Text_20_body">unsigned int compileShader(unsigned int type, const char* source) {</text:p>
      <text:p text:style-name="Text_20_body"><text:s text:c="4"/>unsigned int shader = glCreateShader(type);</text:p>
      <text:p text:style-name="Text_20_body"><text:s text:c="4"/>glShaderSource(shader, 1, &amp;source, nullptr);</text:p>
      <text:p text:style-name="Text_20_body"><text:s text:c="4"/>glCompileShader(shader);</text:p>
      <text:p text:style-name="Text_20_body"><text:s text:c="4"/>int success;</text:p>
      <text:p text:style-name="Text_20_body"><text:s text:c="4"/>glGetShaderiv(shader, GL_COMPILE_STATUS, &amp;success);</text:p>
      <text:p text:style-name="Text_20_body"><text:s text:c="4"/>if (!success) {</text:p>
      <text:p text:style-name="Text_20_body"><text:s text:c="8"/>char info[512];</text:p>
      <text:p text:style-name="Text_20_body"><text:s text:c="8"/>glGetShaderInfoLog(shader, 512, NULL, info);</text:p>
      <text:p text:style-name="Text_20_body"><text:soft-page-break/><text:s text:c="8"/>std::cerr &lt;&lt; "Shader Compile Error:\n" &lt;&lt; info &lt;&lt; std::endl;</text:p>
      <text:p text:style-name="Text_20_body"><text:s text:c="4"/>}</text:p>
      <text:p text:style-name="Text_20_body"><text:s text:c="4"/>return shader;</text:p>
      <text:p text:style-name="Text_20_body">}</text:p>
      <text:p text:style-name="Text_20_body"/>
      <text:p text:style-name="Text_20_body">unsigned int createShaderProgram(const char* vertexPath, const char* fragmentPath) {</text:p>
      <text:p text:style-name="Text_20_body"><text:s text:c="4"/>std::string vertexCode = readFile(vertexPath);</text:p>
      <text:p text:style-name="Text_20_body"><text:s text:c="4"/>std::string fragmentCode = readFile(fragmentPath);</text:p>
      <text:p text:style-name="Text_20_body"><text:s text:c="4"/>unsigned int vertexShader = compileShader(GL_VERTEX_SHADER, vertexCode.c_str());</text:p>
      <text:p text:style-name="Text_20_body"><text:s text:c="4"/>unsigned int fragmentShader = compileShader(GL_FRAGMENT_SHADER, fragmentCode.c_str());</text:p>
      <text:p text:style-name="Text_20_body"/>
      <text:p text:style-name="Text_20_body"><text:s text:c="4"/>unsigned int program = glCreateProgram();</text:p>
      <text:p text:style-name="Text_20_body"><text:s text:c="4"/>glAttachShader(program, vertexShader);</text:p>
      <text:p text:style-name="Text_20_body"><text:s text:c="4"/>glAttachShader(program, fragmentShader);</text:p>
      <text:p text:style-name="Text_20_body"><text:s text:c="4"/>glLinkProgram(program);</text:p>
      <text:p text:style-name="Text_20_body"/>
      <text:p text:style-name="Text_20_body"><text:s text:c="4"/>int success;</text:p>
      <text:p text:style-name="Text_20_body"><text:s text:c="4"/>glGetProgramiv(program, GL_LINK_STATUS, &amp;success);</text:p>
      <text:p text:style-name="Text_20_body"><text:s text:c="4"/>if (!success) {</text:p>
      <text:p text:style-name="Text_20_body"><text:s text:c="8"/>char info[512];</text:p>
      <text:p text:style-name="Text_20_body"><text:s text:c="8"/>glGetProgramInfoLog(program, 512, NULL, info);</text:p>
      <text:p text:style-name="Text_20_body"><text:s text:c="8"/>std::cerr &lt;&lt; "Program Link Error:\n" &lt;&lt; info &lt;&lt; std::endl;</text:p>
      <text:p text:style-name="Text_20_body"><text:s text:c="4"/>}</text:p>
      <text:p text:style-name="Text_20_body"/>
      <text:p text:style-name="Text_20_body"><text:s text:c="4"/>glDeleteShader(vertexShader);</text:p>
      <text:p text:style-name="Text_20_body"><text:s text:c="4"/>glDeleteShader(fragmentShader);</text:p>
      <text:p text:style-name="Text_20_body"/>
      <text:p text:style-name="Text_20_body"><text:s text:c="4"/>return program;</text:p>
      <text:p text:style-name="Text_20_body">}</text:p>
      <text:p text:style-name="Text_20_body"/>
      <text:p text:style-name="Text_20_body"><text:soft-page-break/>float vertices[] = {</text:p>
      <text:p text:style-name="Text_20_body"><text:s text:c="4"/>// positions <text:s text:c="8"/>// colors</text:p>
      <text:p text:style-name="Text_20_body"><text:s text:c="4"/>-0.5f, -0.5f, -0.5f, <text:s/>1.0f, 0.0f, 0.0f,</text:p>
      <text:p text:style-name="Text_20_body"><text:s text:c="5"/>0.5f, -0.5f, -0.5f, <text:s/>0.0f, 1.0f, 0.0f,</text:p>
      <text:p text:style-name="Text_20_body"><text:s text:c="5"/>0.5f, <text:s/>0.5f, -0.5f, <text:s/>0.0f, 0.0f, 1.0f,</text:p>
      <text:p text:style-name="Text_20_body"><text:s text:c="4"/>-0.5f, <text:s/>0.5f, -0.5f, <text:s/>1.0f, 1.0f, 0.0f,</text:p>
      <text:p text:style-name="Text_20_body"><text:s text:c="4"/>-0.5f, -0.5f, <text:s/>0.5f, <text:s/>1.0f, 0.0f, 1.0f,</text:p>
      <text:p text:style-name="Text_20_body"><text:s text:c="5"/>0.5f, -0.5f, <text:s/>0.5f, <text:s/>0.0f, 1.0f, 1.0f,</text:p>
      <text:p text:style-name="Text_20_body"><text:s text:c="5"/>0.5f, <text:s/>0.5f, <text:s/>0.5f, <text:s/>1.0f, 1.0f, 1.0f,</text:p>
      <text:p text:style-name="Text_20_body"><text:s text:c="4"/>-0.5f, <text:s/>0.5f, <text:s/>0.5f, <text:s/>0.0f, 0.0f, 0.0f,</text:p>
      <text:p text:style-name="Text_20_body">};</text:p>
      <text:p text:style-name="Text_20_body"/>
      <text:p text:style-name="Text_20_body">unsigned int indices[] = {</text:p>
      <text:p text:style-name="Text_20_body"><text:s text:c="4"/>0,1,2, 2,3,0,</text:p>
      <text:p text:style-name="Text_20_body"><text:s text:c="4"/>4,5,6, 6,7,4,</text:p>
      <text:p text:style-name="Text_20_body"><text:s text:c="4"/>0,1,5, 5,4,0,</text:p>
      <text:p text:style-name="Text_20_body"><text:s text:c="4"/>2,3,7, 7,6,2,</text:p>
      <text:p text:style-name="Text_20_body"><text:s text:c="4"/>1,2,6, 6,5,1,</text:p>
      <text:p text:style-name="Text_20_body"><text:s text:c="4"/>3,0,4, 4,7,3</text:p>
      <text:p text:style-name="Text_20_body">};</text:p>
      <text:p text:style-name="Text_20_body"/>
      <text:p text:style-name="Text_20_body">int main() {</text:p>
      <text:p text:style-name="Text_20_body"><text:s text:c="4"/>glfwInit();</text:p>
      <text:p text:style-name="Text_20_body"><text:s text:c="4"/>glfwWindowHint(GLFW_CONTEXT_VERSION_MAJOR, 3);</text:p>
      <text:p text:style-name="Text_20_body"><text:s text:c="4"/>glfwWindowHint(GLFW_CONTEXT_VERSION_MINOR, 3);</text:p>
      <text:p text:style-name="Text_20_body"><text:s text:c="4"/>glfwWindowHint(GLFW_OPENGL_PROFILE, GLFW_OPENGL_CORE_PROFILE);</text:p>
      <text:p text:style-name="Text_20_body"/>
      <text:p text:style-name="Text_20_body"><text:s text:c="4"/>GLFWwindow* window = glfwCreateWindow(SCR_WIDTH, SCR_HEIGHT, "Modern OpenGL Cube", nullptr, nullptr);</text:p>
      <text:p text:style-name="Text_20_body"><text:s text:c="4"/>if (!window) { std::cerr &lt;&lt; "Failed to create GLFW window\n"; glfwTerminate(); return -1; }</text:p>
      <text:p text:style-name="Text_20_body"><text:soft-page-break/></text:p>
      <text:p text:style-name="Text_20_body"><text:s text:c="4"/>glfwMakeContextCurrent(window);</text:p>
      <text:p text:style-name="Text_20_body"><text:s text:c="4"/>if (!gladLoadGLLoader((GLADloadproc)glfwGetProcAddress)) {</text:p>
      <text:p text:style-name="Text_20_body"><text:s text:c="8"/>std::cerr &lt;&lt; "Failed to initialize GLAD\n"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glEnable(GL_DEPTH_TEST);</text:p>
      <text:p text:style-name="Text_20_body"/>
      <text:p text:style-name="Text_20_body"><text:s text:c="4"/>unsigned int shaderProgram = createShaderProgram("shaders/vertex.glsl", "shaders/fragment.glsl");</text:p>
      <text:p text:style-name="Text_20_body"/>
      <text:p text:style-name="Text_20_body"><text:s text:c="4"/>unsigned int VAO, VBO, EBO;</text:p>
      <text:p text:style-name="Text_20_body"><text:s text:c="4"/>glGenVertexArrays(1, &amp;VAO);</text:p>
      <text:p text:style-name="Text_20_body"><text:s text:c="4"/>glGenBuffers(1, &amp;VBO);</text:p>
      <text:p text:style-name="Text_20_body"><text:s text:c="4"/>glGenBuffers(1, &amp;EBO);</text:p>
      <text:p text:style-name="Text_20_body"/>
      <text:p text:style-name="Text_20_body"><text:s text:c="4"/>glBindVertexArray(VAO);</text:p>
      <text:p text:style-name="Text_20_body"><text:s text:c="4"/></text:p>
      <text:p text:style-name="Text_20_body"><text:s text:c="4"/>glBindBuffer(GL_ARRAY_BUFFER, VBO);</text:p>
      <text:p text:style-name="Text_20_body"><text:s text:c="4"/>glBufferData(GL_ARRAY_BUFFER, sizeof(vertices), vertices, GL_STATIC_DRAW);</text:p>
      <text:p text:style-name="Text_20_body"><text:s text:c="4"/></text:p>
      <text:p text:style-name="Text_20_body"><text:s text:c="4"/>glBindBuffer(GL_ELEMENT_ARRAY_BUFFER, EBO);</text:p>
      <text:p text:style-name="Text_20_body"><text:s text:c="4"/>glBufferData(GL_ELEMENT_ARRAY_BUFFER, sizeof(indices), indices, GL_STATIC_DRAW);</text:p>
      <text:p text:style-name="Text_20_body"><text:s text:c="4"/></text:p>
      <text:p text:style-name="Text_20_body"><text:s text:c="4"/>// position</text:p>
      <text:p text:style-name="Text_20_body"><text:s text:c="4"/>glVertexAttribPointer(0, 3, GL_FLOAT, GL_FALSE, 6 * sizeof(float), (void*)0);</text:p>
      <text:p text:style-name="Text_20_body"><text:s text:c="4"/>glEnableVertexAttribArray(0);</text:p>
      <text:p text:style-name="Text_20_body"><text:s text:c="4"/>// color</text:p>
      <text:p text:style-name="Text_20_body"><text:s text:c="4"/>glVertexAttribPointer(1, 3, GL_FLOAT, GL_FALSE, 6 * sizeof(float), (void*)(3 * sizeof(float)));</text:p>
      <text:p text:style-name="Text_20_body"><text:s text:c="4"/>glEnableVertexAttribArray(1);</text:p>
      <text:p text:style-name="Text_20_body"><text:soft-page-break/></text:p>
      <text:p text:style-name="Text_20_body"><text:s text:c="4"/>while (!glfwWindowShouldClose(window)) {</text:p>
      <text:p text:style-name="Text_20_body"><text:s text:c="8"/>glClearColor(0.1f, 0.1f, 0.15f, 1.0f);</text:p>
      <text:p text:style-name="Text_20_body"><text:s text:c="8"/>glClear(GL_COLOR_BUFFER_BIT | GL_DEPTH_BUFFER_BIT);</text:p>
      <text:p text:style-name="Text_20_body"/>
      <text:p text:style-name="Text_20_body"><text:s text:c="8"/>glUseProgram(shaderProgram);</text:p>
      <text:p text:style-name="Text_20_body"/>
      <text:p text:style-name="Text_20_body"><text:s text:c="8"/>glm::mat4 model = glm::rotate(glm::mat4(1.0f), (float)glfwGetTime(), glm::vec3(0.5f, 1.0f, 0.0f));</text:p>
      <text:p text:style-name="Text_20_body"><text:s text:c="8"/>glm::mat4 view <text:s/>= glm::translate(glm::mat4(1.0f), glm::vec3(0.0f, 0.0f, -3.0f));</text:p>
      <text:p text:style-name="Text_20_body"><text:s text:c="8"/>glm::mat4 proj <text:s/>= glm::perspective(glm::radians(45.0f), SCR_WIDTH / (float)SCR_HEIGHT, 0.1f, 100.0f);</text:p>
      <text:p text:style-name="Text_20_body"/>
      <text:p text:style-name="Text_20_body"><text:s text:c="8"/>int modelLoc = glGetUniformLocation(shaderProgram, "model");</text:p>
      <text:p text:style-name="Text_20_body"><text:s text:c="8"/>int viewLoc <text:s/>= glGetUniformLocation(shaderProgram, "view");</text:p>
      <text:p text:style-name="Text_20_body"><text:s text:c="8"/>int projLoc <text:s/>= glGetUniformLocation(shaderProgram, "projection");</text:p>
      <text:p text:style-name="Text_20_body"/>
      <text:p text:style-name="Text_20_body"><text:s text:c="8"/>glUniformMatrix4fv(modelLoc, 1, GL_FALSE, glm::value_ptr(model));</text:p>
      <text:p text:style-name="Text_20_body"><text:s text:c="8"/>glUniformMatrix4fv(viewLoc, 1, GL_FALSE, glm::value_ptr(view));</text:p>
      <text:p text:style-name="Text_20_body"><text:s text:c="8"/>glUniformMatrix4fv(projLoc, 1, GL_FALSE, glm::value_ptr(proj));</text:p>
      <text:p text:style-name="Text_20_body"/>
      <text:p text:style-name="Text_20_body"><text:s text:c="8"/>glBindVertexArray(VAO);</text:p>
      <text:p text:style-name="Text_20_body"><text:s text:c="8"/>glDrawElements(GL_TRIANGLES, 36, GL_UNSIGNED_INT, 0);</text:p>
      <text:p text:style-name="Text_20_body"/>
      <text:p text:style-name="Text_20_body"><text:s text:c="8"/>glfwSwapBuffers(window);</text:p>
      <text:p text:style-name="Text_20_body"><text:s text:c="8"/>glfwPollEvents();</text:p>
      <text:p text:style-name="Text_20_body"><text:s text:c="4"/>}</text:p>
      <text:p text:style-name="Text_20_body"/>
      <text:p text:style-name="Text_20_body"><text:s text:c="4"/>glfwTerminate();</text:p>
      <text:p text:style-name="Text_20_body"><text:s text:c="4"/>return 0;</text:p>
      <text:p text:style-name="Text_20_body">}</text:p>
      <text:p text:style-name="Text_20_body"><text:soft-page-break/></text:p>
      <text:p text:style-name="Text_20_body">📜 shaders/vertex.glsl</text:p>
      <text:p text:style-name="Text_20_body"/>
      <text:p text:style-name="Text_20_body">#version 330 core</text:p>
      <text:p text:style-name="Text_20_body">layout (location = 0) in vec3 aPos;</text:p>
      <text:p text:style-name="Text_20_body">layout (location = 1) in vec3 aColor;</text:p>
      <text:p text:style-name="Text_20_body"/>
      <text:p text:style-name="Text_20_body">uniform mat4 model;</text:p>
      <text:p text:style-name="Text_20_body">uniform mat4 view;</text:p>
      <text:p text:style-name="Text_20_body">uniform mat4 projection;</text:p>
      <text:p text:style-name="Text_20_body"/>
      <text:p text:style-name="Text_20_body">out vec3 vertexColor;</text:p>
      <text:p text:style-name="Text_20_body"/>
      <text:p text:style-name="Text_20_body">void main() {</text:p>
      <text:p text:style-name="Text_20_body"><text:s text:c="4"/>gl_Position = projection * view * model * vec4(aPos, 1.0);</text:p>
      <text:p text:style-name="Text_20_body"><text:s text:c="4"/>vertexColor = aColor;</text:p>
      <text:p text:style-name="Text_20_body">}</text:p>
      <text:p text:style-name="Text_20_body"/>
      <text:p text:style-name="Text_20_body">🎨 shaders/fragment.glsl</text:p>
      <text:p text:style-name="Text_20_body"/>
      <text:p text:style-name="Text_20_body">#version 330 core</text:p>
      <text:p text:style-name="Text_20_body">in vec3 vertexColor;</text:p>
      <text:p text:style-name="Text_20_body">out vec4 FragColor;</text:p>
      <text:p text:style-name="Text_20_body"/>
      <text:p text:style-name="Text_20_body">You said:</text:p>
      <text:p text:style-name="Text_20_body">so python could enable you to skip that glad downloading a actually be simpler?</text:p>
      <text:p text:style-name="Text_20_body">ChatGPT said:</text:p>
      <text:p text:style-name="Text_20_body"/>
      <text:p text:style-name="Text_20_body">Yeah… annoyingly, yeah. As much as we love C++, Python can sometimes cut through the crap — especially with OpenGL.</text:p>
      <text:p text:style-name="Text_20_body"><text:soft-page-break/>🔥 Why Python Can Be Simpler for OpenGL:</text:p>
      <text:p text:style-name="Text_20_body"/>
      <text:p text:style-name="Text_20_body"><text:s text:c="4"/>No manual glad downloading</text:p>
      <text:p text:style-name="Text_20_body"/>
      <text:p text:style-name="Text_20_body"><text:s text:c="4"/>No compilation hassle</text:p>
      <text:p text:style-name="Text_20_body"/>
      <text:p text:style-name="Text_20_body"><text:s text:c="4"/>Cross-platform out of the box</text:p>
      <text:p text:style-name="Text_20_body"/>
      <text:p text:style-name="Text_20_body"><text:s text:c="4"/>Packages like PyOpenGL, pygame, or moderngl abstract the boring setup</text:p>
      <text:p text:style-name="Text_20_body"/>
      <text:p text:style-name="Text_20_body"><text:s text:c="4"/>You can get a cube spinning in like 30–40 lines</text:p>
      <text:p text:style-name="Text_20_body"/>
      <text:p text:style-name="Text_20_body">🤓 Example: Rotating Cube in Python (with shaders) using moderngl</text:p>
      <text:p text:style-name="Text_20_body"/>
      <text:p text:style-name="Text_20_body"><text:s text:c="4"/>This uses moderngl — a modern OpenGL wrapper in Python with auto context creation, auto shader compilation, and it's fast.</text:p>
      <text:p text:style-name="Text_20_body"/>
      <text:p text:style-name="Text_20_body">Install:</text:p>
      <text:p text:style-name="Text_20_body"/>
      <text:p text:style-name="Text_20_body">pip install moderngl glfw numpy</text:p>
      <text:p text:style-name="Text_20_body"/>
      <text:p text:style-name="Text_20_body">Then this code just works:</text:p>
      <text:p text:style-name="Text_20_body"/>
      <text:p text:style-name="Text_20_body">import moderngl</text:p>
      <text:p text:style-name="Text_20_body">import glfw</text:p>
      <text:p text:style-name="Text_20_body">import numpy as np</text:p>
      <text:p text:style-name="Text_20_body">from pyrr import Matrix44</text:p>
      <text:p text:style-name="Text_20_body"/>
      <text:p text:style-name="Text_20_body">glfw.init()</text:p>
      <text:p text:style-name="Text_20_body">window = glfw.create_window(800, 600, "Python OpenGL Cube", None, None)</text:p>
      <text:p text:style-name="Text_20_body"><text:soft-page-break/>glfw.make_context_current(window)</text:p>
      <text:p text:style-name="Text_20_body"/>
      <text:p text:style-name="Text_20_body">ctx = moderngl.create_context()</text:p>
      <text:p text:style-name="Text_20_body">prog = ctx.program(</text:p>
      <text:p text:style-name="Text_20_body"><text:s text:c="4"/>vertex_shader='''</text:p>
      <text:p text:style-name="Text_20_body"><text:s text:c="8"/>#version 330</text:p>
      <text:p text:style-name="Text_20_body"><text:s text:c="8"/>in vec3 in_pos;</text:p>
      <text:p text:style-name="Text_20_body"><text:s text:c="8"/>in vec3 in_color;</text:p>
      <text:p text:style-name="Text_20_body"><text:s text:c="8"/>uniform mat4 mvp;</text:p>
      <text:p text:style-name="Text_20_body"><text:s text:c="8"/>out vec3 color;</text:p>
      <text:p text:style-name="Text_20_body"><text:s text:c="8"/>void main() {</text:p>
      <text:p text:style-name="Text_20_body"><text:s text:c="12"/>gl_Position = mvp * vec4(in_pos, 1.0);</text:p>
      <text:p text:style-name="Text_20_body"><text:s text:c="12"/>color = in_color;</text:p>
      <text:p text:style-name="Text_20_body"><text:s text:c="8"/>}</text:p>
      <text:p text:style-name="Text_20_body"><text:s text:c="4"/>''',</text:p>
      <text:p text:style-name="Text_20_body"><text:s text:c="4"/>fragment_shader='''</text:p>
      <text:p text:style-name="Text_20_body"><text:s text:c="8"/>#version 330</text:p>
      <text:p text:style-name="Text_20_body"><text:s text:c="8"/>in vec3 color;</text:p>
      <text:p text:style-name="Text_20_body"><text:s text:c="8"/>out vec4 fragColor;</text:p>
      <text:p text:style-name="Text_20_body"><text:s text:c="8"/>void main() {</text:p>
      <text:p text:style-name="Text_20_body"><text:s text:c="12"/>fragColor = vec4(color, 1.0);</text:p>
      <text:p text:style-name="Text_20_body"><text:s text:c="8"/>}</text:p>
      <text:p text:style-name="Text_20_body"><text:s text:c="4"/>'''</text:p>
      <text:p text:style-name="Text_20_body">)</text:p>
      <text:p text:style-name="Text_20_body"/>
      <text:p text:style-name="Text_20_body">vertices = np.array([</text:p>
      <text:p text:style-name="Text_20_body"><text:s text:c="4"/># positions <text:s text:c="8"/># colors</text:p>
      <text:p text:style-name="Text_20_body"><text:s text:c="4"/>-1, -1, -1, <text:s text:c="8"/>1, 0, 0,</text:p>
      <text:p text:style-name="Text_20_body"><text:s text:c="5"/>1, -1, -1, <text:s text:c="8"/>0, 1, 0,</text:p>
      <text:p text:style-name="Text_20_body"><text:s text:c="5"/>1, <text:s/>1, -1, <text:s text:c="8"/>0, 0, 1,</text:p>
      <text:p text:style-name="Text_20_body"><text:soft-page-break/><text:s text:c="4"/>-1, <text:s/>1, -1, <text:s text:c="8"/>1, 1, 0,</text:p>
      <text:p text:style-name="Text_20_body"><text:s text:c="4"/>-1, -1, <text:s/>1, <text:s text:c="8"/>1, 0, 1,</text:p>
      <text:p text:style-name="Text_20_body"><text:s text:c="5"/>1, -1, <text:s/>1, <text:s text:c="8"/>0, 1, 1,</text:p>
      <text:p text:style-name="Text_20_body"><text:s text:c="5"/>1, <text:s/>1, <text:s/>1, <text:s text:c="8"/>1, 1, 1,</text:p>
      <text:p text:style-name="Text_20_body"><text:s text:c="4"/>-1, <text:s/>1, <text:s/>1, <text:s text:c="8"/>0, 0, 0,</text:p>
      <text:p text:style-name="Text_20_body">], dtype='f4')</text:p>
      <text:p text:style-name="Text_20_body"/>
      <text:p text:style-name="Text_20_body">indices = np.array([</text:p>
      <text:p text:style-name="Text_20_body"><text:s text:c="4"/>0,1,2, 2,3,0,</text:p>
      <text:p text:style-name="Text_20_body"><text:s text:c="4"/>4,5,6, 6,7,4,</text:p>
      <text:p text:style-name="Text_20_body"><text:s text:c="4"/>0,1,5, 5,4,0,</text:p>
      <text:p text:style-name="Text_20_body"><text:s text:c="4"/>2,3,7, 7,6,2,</text:p>
      <text:p text:style-name="Text_20_body"><text:s text:c="4"/>1,2,6, 6,5,1,</text:p>
      <text:p text:style-name="Text_20_body"><text:s text:c="4"/>3,0,4, 4,7,3,</text:p>
      <text:p text:style-name="Text_20_body">], dtype='u4')</text:p>
      <text:p text:style-name="Text_20_body"/>
      <text:p text:style-name="Text_20_body">vbo = ctx.buffer(vertices.tobytes())</text:p>
      <text:p text:style-name="Text_20_body">ibo = ctx.buffer(indices.tobytes())</text:p>
      <text:p text:style-name="Text_20_body">vao = ctx.vertex_array(prog, [(vbo, '3f 3f', 'in_pos', 'in_color')], ibo)</text:p>
      <text:p text:style-name="Text_20_body"/>
      <text:p text:style-name="Text_20_body">while not glfw.window_should_close(window):</text:p>
      <text:p text:style-name="Text_20_body"><text:s text:c="4"/>glfw.poll_events()</text:p>
      <text:p text:style-name="Text_20_body"><text:s text:c="4"/>ctx.clear(0.1, 0.1, 0.1)</text:p>
      <text:p text:style-name="Text_20_body"><text:s text:c="4"/></text:p>
      <text:p text:style-name="Text_20_body"><text:s text:c="4"/>rot = Matrix44.from_eulers((glfw.get_time(), glfw.get_time(), 0.0))</text:p>
      <text:p text:style-name="Text_20_body"><text:s text:c="4"/>proj = Matrix44.perspective_projection(45.0, 800/600, 0.1, 100.0)</text:p>
      <text:p text:style-name="Text_20_body"><text:s text:c="4"/>look = Matrix44.look_at(</text:p>
      <text:p text:style-name="Text_20_body"><text:s text:c="8"/>eye=(3, 3, 3),</text:p>
      <text:p text:style-name="Text_20_body"><text:s text:c="8"/>target=(0, 0, 0),</text:p>
      <text:p text:style-name="Text_20_body"><text:s text:c="8"/>up=(0, 1, 0),</text:p>
      <text:p text:style-name="Text_20_body"><text:soft-page-break/><text:s text:c="4"/>)</text:p>
      <text:p text:style-name="Text_20_body"><text:s text:c="4"/>mvp = proj @ look @ rot</text:p>
      <text:p text:style-name="Text_20_body"/>
      <text:p text:style-name="Text_20_body"><text:s text:c="4"/>prog['mvp'].write(mvp.astype('f4').tobytes())</text:p>
      <text:p text:style-name="Text_20_body"><text:s text:c="4"/>vao.render()</text:p>
      <text:p text:style-name="Text_20_body"/>
      <text:p text:style-name="Text_20_body"><text:s text:c="4"/>glfw.swap_buffers(window)</text:p>
      <text:p text:style-name="Text_20_body"/>
      <text:p text:style-name="Text_20_body">glfw.terminate()</text:p>
      <text:p text:style-name="Text_20_body"/>
      <text:p text:style-name="Text_20_body">🧠 TL;DR</text:p>
      <text:p text:style-name="Text_20_body">Task<text:tab/>C++ w/ OpenGL 3.3<text:tab/>Python (moderngl)</text:p>
      <text:p text:style-name="Text_20_body">Setup window<text:tab/>GLFW manually<text:tab/>GLFW / auto via lib</text:p>
      <text:p text:style-name="Text_20_body">Load OpenGL functions<text:tab/>Need glad<text:tab/>Already loaded</text:p>
      <text:p text:style-name="Text_20_body">Shader compiling<text:tab/>Manual C++<text:tab/>1-liner in prog</text:p>
      <text:p text:style-name="Text_20_body">Code length<text:tab/>💀 Long<text:tab/>🧼 Clean</text:p>
      <text:p text:style-name="Text_20_body">Performance<text:tab/>🔥 Fast<text:tab/>🔥 Fast enough</text:p>
      <text:p text:style-name="Text_20_body"/>
      <text:p text:style-name="Text_20_body">If you're building a game engine, C++ makes sense.</text:p>
      <text:p text:style-name="Text_20_body">If you're just trying to get something on screen, Python saves braincells.</text:p>
      <text:p text:style-name="Text_20_body"/>
      <text:p text:style-name="Text_20_body">Wanna stick to C++ or see more Python OpenGL shader fun?</text:p>
      <text:p text:style-name="Text_20_body"/>
      <text:p text:style-name="Text_20_body"/>
      <text:p text:style-name="Text_20_body">ChatGPT can make mistakes. Check important inf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5:27:50.002311621</meta:creation-date>
    <dc:date>2025-04-17T15:29:16.345317618</dc:date>
    <meta:editing-duration>PT1M27S</meta:editing-duration>
    <meta:editing-cycles>1</meta:editing-cycles>
    <meta:document-statistic meta:table-count="0" meta:image-count="0" meta:object-count="0" meta:page-count="17" meta:paragraph-count="375" meta:word-count="1519" meta:character-count="12895" meta:non-whitespace-character-count="10472"/>
    <meta:generator>LibreOffice/7.4.7.2$Linux_X86_64 LibreOffice_project/40$Build-2</meta:generator>
  </office:meta>
</office:document-meta>
</file>